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Anglais">
      <style:text-properties fo:language="en" fo:country="GB" officeooo:rsid="021f3f24" officeooo:paragraph-rsid="000728de"/>
    </style:style>
    <style:style style:name="P2" style:family="paragraph" style:parent-style-name="Anglais">
      <style:text-properties fo:language="en" fo:country="GB" officeooo:rsid="02213790" officeooo:paragraph-rsid="000728de"/>
    </style:style>
    <style:style style:name="P3" style:family="paragraph" style:parent-style-name="Anglais">
      <style:text-properties fo:language="en" fo:country="GB" officeooo:rsid="0223aa5b" officeooo:paragraph-rsid="000728de"/>
    </style:style>
    <style:style style:name="P4" style:family="paragraph" style:parent-style-name="Anglais">
      <style:text-properties fo:language="en" fo:country="GB" officeooo:rsid="02243402" officeooo:paragraph-rsid="000728de"/>
    </style:style>
    <style:style style:name="P5" style:family="paragraph" style:parent-style-name="Anglais">
      <style:text-properties fo:language="en" fo:country="GB" officeooo:rsid="02268986" officeooo:paragraph-rsid="000728de"/>
    </style:style>
    <style:style style:name="P6" style:family="paragraph" style:parent-style-name="Anglais">
      <style:text-properties fo:language="en" fo:country="GB" officeooo:rsid="0228638d" officeooo:paragraph-rsid="000728de"/>
    </style:style>
    <style:style style:name="P7" style:family="paragraph" style:parent-style-name="Anglais">
      <style:text-properties fo:language="en" fo:country="GB" officeooo:rsid="0274d9d3" officeooo:paragraph-rsid="000728de"/>
    </style:style>
    <style:style style:name="P8" style:family="paragraph" style:parent-style-name="Anglais">
      <style:text-properties fo:language="en" fo:country="GB" officeooo:rsid="0275da8a" officeooo:paragraph-rsid="000728de"/>
    </style:style>
    <style:style style:name="P9" style:family="paragraph" style:parent-style-name="Anglais">
      <style:text-properties fo:language="en" fo:country="GB" officeooo:rsid="027781fd" officeooo:paragraph-rsid="000728de"/>
    </style:style>
    <style:style style:name="P10" style:family="paragraph" style:parent-style-name="Anglais">
      <style:text-properties fo:language="en" fo:country="GB" officeooo:rsid="027782d0" officeooo:paragraph-rsid="000728de"/>
    </style:style>
    <style:style style:name="P11" style:family="paragraph" style:parent-style-name="Anglais">
      <style:text-properties fo:language="en" fo:country="GB" officeooo:paragraph-rsid="000728de"/>
    </style:style>
    <style:style style:name="P12" style:family="paragraph" style:parent-style-name="Anglais" style:master-page-name="">
      <style:paragraph-properties fo:margin-top="0cm" fo:margin-bottom="0.247cm" loext:contextual-spacing="false" fo:line-height="120%" style:page-number="auto" style:shadow="none" style:writing-mode="page">
        <style:tab-stops/>
      </style:paragraph-properties>
      <style:text-properties style:font-name="Liberation Serif" fo:language="en" fo:country="GB" officeooo:paragraph-rsid="000728de" style:font-size-asian="10.5pt"/>
    </style:style>
    <style:style style:name="P13" style:family="paragraph" style:parent-style-name="Lieux">
      <style:text-properties officeooo:paragraph-rsid="000728de"/>
    </style:style>
    <style:style style:name="P14" style:family="paragraph" style:parent-style-name="Séparation_20_temporelle">
      <style:text-properties fo:language="en" fo:country="GB" officeooo:paragraph-rsid="000728de"/>
    </style:style>
    <style:style style:name="P15" style:family="paragraph" style:parent-style-name="Vlad_20_Kemenov">
      <style:text-properties fo:language="en" fo:country="GB" fo:font-style="normal" officeooo:rsid="027f81b9" officeooo:paragraph-rsid="000728de" style:font-style-asian="normal" style:font-style-complex="normal"/>
    </style:style>
    <style:style style:name="P16" style:family="paragraph" style:parent-style-name="Vlad_20_Kemenov">
      <style:text-properties fo:language="en" fo:country="GB" fo:font-style="normal" officeooo:rsid="027fc406" officeooo:paragraph-rsid="000728de" style:font-style-asian="normal" style:font-style-complex="normal"/>
    </style:style>
    <style:style style:name="P17" style:family="paragraph" style:parent-style-name="Vlad_20_Kemenov">
      <style:text-properties fo:language="en" fo:country="GB" fo:font-style="normal" officeooo:rsid="027fcb82" officeooo:paragraph-rsid="000728de" style:font-style-asian="normal" style:font-style-complex="normal"/>
    </style:style>
    <style:style style:name="P18" style:family="paragraph" style:parent-style-name="Vlad_20_Kemenov">
      <style:text-properties fo:language="en" fo:country="GB" fo:font-style="normal" officeooo:rsid="02832685" officeooo:paragraph-rsid="000728de" style:font-style-asian="normal" style:font-style-complex="normal"/>
    </style:style>
    <style:style style:name="P19" style:family="paragraph" style:parent-style-name="Vlad_20_Kemenov">
      <style:text-properties fo:language="en" fo:country="GB" fo:font-style="normal" officeooo:rsid="02844d09" officeooo:paragraph-rsid="000728de" style:font-style-asian="normal" style:font-style-complex="normal"/>
    </style:style>
    <style:style style:name="P20" style:family="paragraph" style:parent-style-name="Vlad_20_Kemenov">
      <style:text-properties fo:language="en" fo:country="GB" fo:font-style="normal" officeooo:rsid="02859da2" officeooo:paragraph-rsid="000728de" style:font-style-asian="normal" style:font-style-complex="normal"/>
    </style:style>
    <style:style style:name="P21" style:family="paragraph" style:parent-style-name="Vlad_20_Kemenov">
      <style:text-properties fo:language="en" fo:country="GB" fo:font-style="normal" officeooo:rsid="028715b2" officeooo:paragraph-rsid="000728de" style:font-style-asian="normal" style:font-style-complex="normal"/>
    </style:style>
    <style:style style:name="P22" style:family="paragraph" style:parent-style-name="Vlad_20_Kemenov">
      <style:text-properties fo:language="en" fo:country="GB" fo:font-style="normal" officeooo:rsid="028849d3" officeooo:paragraph-rsid="000728de" style:font-style-asian="normal" style:font-style-complex="normal"/>
    </style:style>
    <style:style style:name="P23" style:family="paragraph" style:parent-style-name="Vlad_20_Kemenov">
      <style:text-properties fo:language="en" fo:country="GB" fo:font-style="normal" officeooo:rsid="028a0807" officeooo:paragraph-rsid="000728de" style:font-style-asian="normal" style:font-style-complex="normal"/>
    </style:style>
    <style:style style:name="P24" style:family="paragraph" style:parent-style-name="Vlad_20_Kemenov">
      <style:text-properties fo:language="en" fo:country="GB" fo:font-style="normal" officeooo:rsid="028cce19" officeooo:paragraph-rsid="000728de" style:font-style-asian="normal" style:font-style-complex="normal"/>
    </style:style>
    <style:style style:name="P25" style:family="paragraph" style:parent-style-name="Vlad_20_Kemenov">
      <style:text-properties fo:language="en" fo:country="GB" fo:font-style="normal" officeooo:rsid="028ddd3c" officeooo:paragraph-rsid="000728de" style:font-style-asian="normal" style:font-style-complex="normal"/>
    </style:style>
    <style:style style:name="P26" style:family="paragraph" style:parent-style-name="Vlad_20_Kemenov">
      <style:text-properties fo:language="en" fo:country="GB" fo:font-style="normal" officeooo:rsid="028f1ea5" officeooo:paragraph-rsid="000728de" style:font-style-asian="normal" style:font-style-complex="normal"/>
    </style:style>
    <style:style style:name="P27" style:family="paragraph" style:parent-style-name="Vlad_20_Kemenov">
      <style:text-properties fo:language="en" fo:country="GB" officeooo:rsid="027c2daa" officeooo:paragraph-rsid="000728de"/>
    </style:style>
    <style:style style:name="P28" style:family="paragraph" style:parent-style-name="Vlad_20_Kemenov">
      <style:text-properties fo:language="en" fo:country="GB" officeooo:rsid="027e774a" officeooo:paragraph-rsid="000728de"/>
    </style:style>
    <style:style style:name="P29" style:family="paragraph" style:parent-style-name="Vlad_20_Kemenov">
      <style:text-properties fo:language="en" fo:country="GB" officeooo:rsid="027fcb82" officeooo:paragraph-rsid="000728de"/>
    </style:style>
    <style:style style:name="P30" style:family="paragraph" style:parent-style-name="Vlad_20_Kemenov">
      <style:text-properties fo:language="en" fo:country="GB" officeooo:rsid="0280af10" officeooo:paragraph-rsid="000728de"/>
    </style:style>
    <style:style style:name="P31" style:family="paragraph" style:parent-style-name="Vlad_20_Kemenov">
      <style:text-properties fo:language="en" fo:country="GB" officeooo:rsid="02832685" officeooo:paragraph-rsid="000728de"/>
    </style:style>
    <style:style style:name="P32" style:family="paragraph" style:parent-style-name="Vlad_20_Kemenov">
      <style:text-properties fo:language="en" fo:country="GB" officeooo:rsid="02844d09" officeooo:paragraph-rsid="000728de"/>
    </style:style>
    <style:style style:name="P33" style:family="paragraph" style:parent-style-name="Vlad_20_Kemenov">
      <style:text-properties fo:language="en" fo:country="GB" officeooo:rsid="02859da2" officeooo:paragraph-rsid="000728de"/>
    </style:style>
    <style:style style:name="P34" style:family="paragraph" style:parent-style-name="Vlad_20_Kemenov">
      <style:text-properties fo:language="en" fo:country="GB" officeooo:rsid="028715b2" officeooo:paragraph-rsid="000728de"/>
    </style:style>
    <style:style style:name="P35" style:family="paragraph" style:parent-style-name="Vlad_20_Kemenov">
      <style:text-properties fo:language="en" fo:country="GB" officeooo:rsid="028849d3" officeooo:paragraph-rsid="000728de"/>
    </style:style>
    <style:style style:name="P36" style:family="paragraph" style:parent-style-name="Vlad_20_Kemenov">
      <style:text-properties fo:language="en" fo:country="GB" officeooo:rsid="028a0807" officeooo:paragraph-rsid="000728de"/>
    </style:style>
    <style:style style:name="P37" style:family="paragraph" style:parent-style-name="Vlad_20_Kemenov">
      <style:text-properties fo:language="en" fo:country="GB" officeooo:rsid="028cce19" officeooo:paragraph-rsid="000728de"/>
    </style:style>
    <style:style style:name="P38" style:family="paragraph" style:parent-style-name="Vlad_20_Kemenov">
      <style:text-properties fo:language="en" fo:country="GB" officeooo:rsid="028ddd3c" officeooo:paragraph-rsid="000728de"/>
    </style:style>
    <style:style style:name="P39" style:family="paragraph" style:parent-style-name="Vlad_20_Kemenov">
      <style:text-properties fo:language="en" fo:country="GB" officeooo:rsid="028f1ea5" officeooo:paragraph-rsid="000728de"/>
    </style:style>
    <style:style style:name="P40" style:family="paragraph" style:parent-style-name="Anglais">
      <style:text-properties fo:language="en" fo:country="GB" officeooo:rsid="02907d7e" officeooo:paragraph-rsid="0007da41"/>
    </style:style>
    <style:style style:name="P41" style:family="paragraph" style:parent-style-name="Lieux">
      <style:text-properties fo:language="en" fo:country="GB" officeooo:rsid="02907d7e" officeooo:paragraph-rsid="0007da41"/>
    </style:style>
    <style:style style:name="P42" style:family="paragraph" style:parent-style-name="Passé">
      <style:text-properties fo:language="en" fo:country="GB" officeooo:rsid="02950e47" officeooo:paragraph-rsid="0007da41"/>
    </style:style>
    <style:style style:name="P43" style:family="paragraph" style:parent-style-name="Passé">
      <style:text-properties fo:language="en" fo:country="GB" officeooo:rsid="02989f5c" officeooo:paragraph-rsid="0007da41"/>
    </style:style>
    <style:style style:name="P44" style:family="paragraph" style:parent-style-name="Passé">
      <style:text-properties fo:language="en" fo:country="GB" officeooo:rsid="029e2581" officeooo:paragraph-rsid="0007da41"/>
    </style:style>
    <style:style style:name="P45" style:family="paragraph" style:parent-style-name="Passé">
      <style:text-properties fo:language="en" fo:country="GB" officeooo:rsid="02a08dcd" officeooo:paragraph-rsid="0007da41"/>
    </style:style>
    <style:style style:name="P46" style:family="paragraph" style:parent-style-name="Passé">
      <style:text-properties fo:language="en" fo:country="GB" officeooo:rsid="02a16e83" officeooo:paragraph-rsid="0007da41"/>
    </style:style>
    <style:style style:name="P47" style:family="paragraph" style:parent-style-name="Passé">
      <style:text-properties fo:language="en" fo:country="GB" officeooo:rsid="02a1e6f6" officeooo:paragraph-rsid="0007da41"/>
    </style:style>
    <style:style style:name="P48" style:family="paragraph" style:parent-style-name="Séparation_20_temporelle">
      <style:text-properties fo:language="en" fo:country="GB" officeooo:paragraph-rsid="0007da41"/>
    </style:style>
    <style:style style:name="P49" style:family="paragraph" style:parent-style-name="Text_20_body">
      <style:paragraph-properties fo:margin-left="0cm" fo:margin-right="0cm" fo:orphans="2" fo:widows="2" fo:text-indent="0cm" style:auto-text-indent="false"/>
      <style:text-properties fo:font-variant="normal" fo:text-transform="none" fo:color="#000000" style:font-name="Liberation Serif" fo:font-size="12pt" fo:letter-spacing="normal" fo:language="en" fo:country="GB" fo:font-style="normal" fo:font-weight="normal" officeooo:rsid="02bd580e" officeooo:paragraph-rsid="0007da41" style:font-size-asian="12pt" style:font-style-asian="normal" style:font-weight-asian="normal" style:font-size-complex="12pt" style:font-style-complex="normal" style:font-weight-complex="normal"/>
    </style:style>
    <style:style style:name="P50" style:family="paragraph" style:parent-style-name="Text_20_body">
      <style:paragraph-properties fo:margin-left="0cm" fo:margin-right="0cm" fo:orphans="2" fo:widows="2" fo:text-indent="0cm" style:auto-text-indent="false"/>
      <style:text-properties fo:font-variant="normal" fo:text-transform="none" fo:color="#000000" style:font-name="Liberation Serif" fo:font-size="12pt" fo:letter-spacing="normal" fo:language="en" fo:country="GB" fo:font-style="normal" fo:font-weight="normal" officeooo:rsid="02bd580e" officeooo:paragraph-rsid="0007da41" style:font-size-asian="12pt" style:font-weight-asian="normal" style:font-size-complex="12pt" style:font-weight-complex="normal"/>
    </style:style>
    <style:style style:name="P51" style:family="paragraph" style:parent-style-name="Text_20_body">
      <style:paragraph-properties fo:margin-left="0cm" fo:margin-right="0cm" fo:orphans="2" fo:widows="2" fo:text-indent="0cm" style:auto-text-indent="false"/>
      <style:text-properties style:font-name="Liberation Serif" fo:font-size="12pt" fo:language="en" fo:country="GB" fo:font-weight="normal" officeooo:rsid="02bd580e" officeooo:paragraph-rsid="0007da41" style:font-size-asian="12pt" style:font-weight-asian="normal" style:font-size-complex="12pt" style:font-weight-complex="normal"/>
    </style:style>
    <style:style style:name="P52" style:family="paragraph" style:parent-style-name="Titre_20_Chapitre">
      <style:paragraph-properties fo:break-before="page"/>
      <style:text-properties fo:language="en" fo:country="GB" officeooo:rsid="02907d7e" officeooo:paragraph-rsid="0007da41"/>
    </style:style>
    <style:style style:name="P53" style:family="paragraph" style:parent-style-name="Vlad_20_Kemenov">
      <style:text-properties fo:language="en" fo:country="GB" officeooo:rsid="0299612c" officeooo:paragraph-rsid="0007da41"/>
    </style:style>
    <style:style style:name="P54" style:family="paragraph" style:parent-style-name="Vlad_20_Kemenov">
      <style:text-properties fo:language="en" fo:country="GB" officeooo:rsid="029abd17" officeooo:paragraph-rsid="0007da41"/>
    </style:style>
    <style:style style:name="P55" style:family="paragraph" style:parent-style-name="Vlad_20_Kemenov">
      <style:text-properties fo:language="en" fo:country="GB" officeooo:rsid="029b797d" officeooo:paragraph-rsid="0007da41"/>
    </style:style>
    <style:style style:name="P56" style:family="paragraph" style:parent-style-name="Vlad_20_Kemenov">
      <style:text-properties fo:language="en" fo:country="GB" officeooo:rsid="029d42a8" officeooo:paragraph-rsid="0007da41"/>
    </style:style>
    <style:style style:name="P57" style:family="paragraph" style:parent-style-name="Vlad_20_Kemenov">
      <style:text-properties fo:language="en" fo:country="GB" officeooo:rsid="029dc13e" officeooo:paragraph-rsid="0007da41"/>
    </style:style>
    <style:style style:name="P58" style:family="paragraph" style:parent-style-name="Vlad_20_Kemenov">
      <style:text-properties fo:language="en" fo:country="GB" officeooo:rsid="02a4659f" officeooo:paragraph-rsid="0007da41"/>
    </style:style>
    <style:style style:name="P59" style:family="paragraph" style:parent-style-name="Vlad_20_Kemenov">
      <style:text-properties fo:language="en" fo:country="GB" officeooo:rsid="02a565b0" officeooo:paragraph-rsid="0007da41"/>
    </style:style>
    <style:style style:name="P60" style:family="paragraph" style:parent-style-name="Vlad_20_Kemenov">
      <style:text-properties fo:language="en" fo:country="GB" officeooo:rsid="02a6acff" officeooo:paragraph-rsid="0007da41"/>
    </style:style>
    <style:style style:name="P61" style:family="paragraph" style:parent-style-name="Vlad_20_Kemenov">
      <style:text-properties fo:language="en" fo:country="GB" officeooo:rsid="02a6c3ab" officeooo:paragraph-rsid="0007da41"/>
    </style:style>
    <style:style style:name="P62" style:family="paragraph" style:parent-style-name="Vlad_20_Kemenov">
      <style:text-properties fo:language="en" fo:country="GB" fo:font-style="normal" officeooo:rsid="02a76f6b" officeooo:paragraph-rsid="0007da41" style:font-style-asian="normal" style:font-style-complex="normal"/>
    </style:style>
    <style:style style:name="P63" style:family="paragraph" style:parent-style-name="Vlad_20_Kemenov">
      <style:text-properties fo:language="en" fo:country="GB" fo:font-style="normal" officeooo:rsid="02a8da70" officeooo:paragraph-rsid="0007da41" style:font-style-asian="normal" style:font-style-complex="normal"/>
    </style:style>
    <style:style style:name="P64" style:family="paragraph" style:parent-style-name="Vlad_20_Kemenov">
      <style:text-properties fo:language="en" fo:country="GB" fo:font-style="normal" officeooo:rsid="02a9b021" officeooo:paragraph-rsid="0007da41" style:font-style-asian="normal" style:font-style-complex="normal"/>
    </style:style>
    <style:style style:name="P65" style:family="paragraph" style:parent-style-name="Vlad_20_Kemenov">
      <style:text-properties fo:language="en" fo:country="GB" fo:font-style="normal" fo:font-weight="normal" officeooo:rsid="02aa60e4" officeooo:paragraph-rsid="0007da41" style:font-style-asian="normal" style:font-weight-asian="normal" style:font-style-complex="normal" style:font-weight-complex="normal"/>
    </style:style>
    <style:style style:name="P66" style:family="paragraph" style:parent-style-name="Vlad_20_Kemenov">
      <style:text-properties fo:language="en" fo:country="GB" fo:font-style="normal" fo:font-weight="normal" officeooo:rsid="02abf3d9" officeooo:paragraph-rsid="0007da41" style:font-style-asian="normal" style:font-weight-asian="normal" style:font-style-complex="normal" style:font-weight-complex="normal"/>
    </style:style>
    <style:style style:name="P67" style:family="paragraph" style:parent-style-name="Vlad_20_Kemenov">
      <style:text-properties fo:language="en" fo:country="GB" fo:font-style="normal" fo:font-weight="normal" officeooo:rsid="02ac49c6" officeooo:paragraph-rsid="0007da41" style:font-style-asian="normal" style:font-weight-asian="normal" style:font-style-complex="normal" style:font-weight-complex="normal"/>
    </style:style>
    <style:style style:name="P68" style:family="paragraph" style:parent-style-name="Vlad_20_Kemenov">
      <style:text-properties fo:language="en" fo:country="GB" officeooo:rsid="02a8da70" officeooo:paragraph-rsid="0007da41"/>
    </style:style>
    <style:style style:name="P69" style:family="paragraph" style:parent-style-name="Vlad_20_Kemenov">
      <style:text-properties fo:language="en" fo:country="GB" officeooo:rsid="02a9b021" officeooo:paragraph-rsid="0007da41"/>
    </style:style>
    <style:style style:name="P70" style:family="paragraph" style:parent-style-name="Vlad_20_Kemenov">
      <style:text-properties fo:language="en" fo:country="GB" officeooo:rsid="02aa60e4" officeooo:paragraph-rsid="0007da41"/>
    </style:style>
    <style:style style:name="P71" style:family="paragraph" style:parent-style-name="Vlad_20_Kemenov">
      <style:text-properties fo:language="en" fo:country="GB" officeooo:rsid="02ac49c6" officeooo:paragraph-rsid="0007da41"/>
    </style:style>
    <style:style style:name="P72" style:family="paragraph" style:parent-style-name="Vlad_20_Kemenov">
      <style:text-properties fo:language="en" fo:country="GB" officeooo:rsid="02acc73a" officeooo:paragraph-rsid="0007da41"/>
    </style:style>
    <style:style style:name="P73" style:family="paragraph" style:parent-style-name="Vlad_20_Kemenov">
      <style:text-properties fo:language="en" fo:country="GB" officeooo:rsid="02ad4ed4" officeooo:paragraph-rsid="0007da41"/>
    </style:style>
    <style:style style:name="P74" style:family="paragraph" style:parent-style-name="Vlad_20_Kemenov">
      <style:text-properties fo:language="en" fo:country="GB" officeooo:rsid="02aeb646" officeooo:paragraph-rsid="0007da41"/>
    </style:style>
    <style:style style:name="P75" style:family="paragraph" style:parent-style-name="Vlad_20_Kemenov">
      <style:text-properties fo:language="en" fo:country="GB" officeooo:rsid="02aff092" officeooo:paragraph-rsid="0007da41"/>
    </style:style>
    <style:style style:name="P76" style:family="paragraph" style:parent-style-name="Vlad_20_Kemenov">
      <style:text-properties fo:language="en" fo:country="GB" officeooo:rsid="02b11c6a" officeooo:paragraph-rsid="0007da41"/>
    </style:style>
    <style:style style:name="P77" style:family="paragraph" style:parent-style-name="Vlad_20_Kemenov">
      <style:text-properties fo:language="en" fo:country="GB" officeooo:rsid="02b19799" officeooo:paragraph-rsid="0007da41"/>
    </style:style>
    <style:style style:name="P78" style:family="paragraph" style:parent-style-name="Vlad_20_Kemenov">
      <style:text-properties fo:language="en" fo:country="GB" officeooo:rsid="02b22731" officeooo:paragraph-rsid="0007da41"/>
    </style:style>
    <style:style style:name="P79" style:family="paragraph" style:parent-style-name="Vlad_20_Kemenov">
      <style:text-properties fo:language="en" fo:country="GB" officeooo:rsid="02b41abb" officeooo:paragraph-rsid="0007da41"/>
    </style:style>
    <style:style style:name="P80" style:family="paragraph" style:parent-style-name="Vlad_20_Kemenov">
      <style:text-properties fo:language="en" fo:country="GB" officeooo:rsid="02b4f2c6" officeooo:paragraph-rsid="0007da41"/>
    </style:style>
    <style:style style:name="P81" style:family="paragraph" style:parent-style-name="Vlad_20_Kemenov">
      <style:text-properties fo:language="en" fo:country="GB" officeooo:rsid="02b736ce" officeooo:paragraph-rsid="0007da41"/>
    </style:style>
    <style:style style:name="P82" style:family="paragraph" style:parent-style-name="Vlad_20_Kemenov">
      <style:text-properties fo:language="en" fo:country="GB" officeooo:rsid="02b85ecb" officeooo:paragraph-rsid="0007da41"/>
    </style:style>
    <style:style style:name="P83" style:family="paragraph" style:parent-style-name="Vlad_20_Kemenov">
      <style:text-properties fo:language="en" fo:country="GB" officeooo:rsid="02b9c333" officeooo:paragraph-rsid="0007da41"/>
    </style:style>
    <style:style style:name="P84" style:family="paragraph" style:parent-style-name="Vlad_20_Kemenov">
      <style:text-properties fo:language="en" fo:country="GB" officeooo:rsid="02bd580e" officeooo:paragraph-rsid="0007da41"/>
    </style:style>
    <style:style style:name="P85" style:family="paragraph" style:parent-style-name="Vlad_20_Kemenov">
      <style:text-properties style:font-name="Liberation Serif" fo:font-size="12pt" fo:language="en" fo:country="GB" fo:font-weight="normal" officeooo:rsid="02bd580e" officeooo:paragraph-rsid="0007da41" style:font-size-asian="12pt" style:font-weight-asian="normal" style:font-size-complex="12pt" style:font-weight-complex="normal"/>
    </style:style>
    <style:style style:name="T1" style:family="text">
      <style:text-properties fo:language="en" fo:country="GB"/>
    </style:style>
    <style:style style:name="T2" style:family="text">
      <style:text-properties fo:language="en" fo:country="GB" fo:font-style="normal" style:font-style-asian="normal" style:font-style-complex="normal"/>
    </style:style>
    <style:style style:name="T3" style:family="text">
      <style:text-properties officeooo:rsid="023d483b"/>
    </style:style>
    <style:style style:name="T4" style:family="text">
      <style:text-properties officeooo:rsid="021f1643"/>
    </style:style>
    <style:style style:name="T5" style:family="text">
      <style:text-properties officeooo:rsid="0223aa5b"/>
    </style:style>
    <style:style style:name="T6" style:family="text">
      <style:text-properties officeooo:rsid="021f3f24"/>
    </style:style>
    <style:style style:name="T7" style:family="text">
      <style:text-properties officeooo:rsid="024cb741"/>
    </style:style>
    <style:style style:name="T8" style:family="text">
      <style:text-properties officeooo:rsid="02213790"/>
    </style:style>
    <style:style style:name="T9" style:family="text">
      <style:text-properties officeooo:rsid="0222f637"/>
    </style:style>
    <style:style style:name="T10" style:family="text">
      <style:text-properties officeooo:rsid="02243402"/>
    </style:style>
    <style:style style:name="T11" style:family="text">
      <style:text-properties officeooo:rsid="0225fb0d"/>
    </style:style>
    <style:style style:name="T12" style:family="text">
      <style:text-properties officeooo:rsid="0228638d"/>
    </style:style>
    <style:style style:name="T13" style:family="text">
      <style:text-properties style:text-position="super 58%" officeooo:rsid="0228638d"/>
    </style:style>
    <style:style style:name="T14" style:family="text">
      <style:text-properties style:text-position="super 58%" officeooo:rsid="02287f50"/>
    </style:style>
    <style:style style:name="T15" style:family="text">
      <style:text-properties style:text-position="super 58%" fo:font-style="normal" officeooo:rsid="02a76f6b" style:font-style-asian="normal" style:font-style-complex="normal"/>
    </style:style>
    <style:style style:name="T16" style:family="text">
      <style:text-properties officeooo:rsid="02287f50"/>
    </style:style>
    <style:style style:name="T17" style:family="text">
      <style:text-properties officeooo:rsid="0273bf77"/>
    </style:style>
    <style:style style:name="T18" style:family="text">
      <style:text-properties officeooo:rsid="0274d9d3"/>
    </style:style>
    <style:style style:name="T19" style:family="text">
      <style:text-properties officeooo:rsid="0275da8a"/>
    </style:style>
    <style:style style:name="T20" style:family="text">
      <style:text-properties officeooo:rsid="027781fd"/>
    </style:style>
    <style:style style:name="T21" style:family="text">
      <style:text-properties officeooo:rsid="027782d0"/>
    </style:style>
    <style:style style:name="T22" style:family="text">
      <style:text-properties officeooo:rsid="0279758d"/>
    </style:style>
    <style:style style:name="T23" style:family="text">
      <style:text-properties officeooo:rsid="027b702d"/>
    </style:style>
    <style:style style:name="T24" style:family="text">
      <style:text-properties fo:font-style="italic" style:font-style-asian="italic" style:font-style-complex="italic"/>
    </style:style>
    <style:style style:name="T25" style:family="text">
      <style:text-properties fo:font-style="italic" officeooo:rsid="02a76f6b" style:font-style-asian="italic" style:font-style-complex="italic"/>
    </style:style>
    <style:style style:name="T26" style:family="text">
      <style:text-properties fo:font-style="italic" fo:font-weight="normal" style:font-style-asian="italic" style:font-weight-asian="normal" style:font-style-complex="italic" style:font-weight-complex="normal"/>
    </style:style>
    <style:style style:name="T27" style:family="text">
      <style:text-properties fo:font-style="normal" style:font-style-asian="normal" style:font-style-complex="normal"/>
    </style:style>
    <style:style style:name="T28" style:family="text">
      <style:text-properties fo:font-style="normal" officeooo:rsid="027e774a" style:font-style-asian="normal" style:font-style-complex="normal"/>
    </style:style>
    <style:style style:name="T29" style:family="text">
      <style:text-properties fo:font-style="normal" officeooo:rsid="027f81b9" style:font-style-asian="normal" style:font-style-complex="normal"/>
    </style:style>
    <style:style style:name="T30" style:family="text">
      <style:text-properties fo:font-style="normal" officeooo:rsid="027fc406" style:font-style-asian="normal" style:font-style-complex="normal"/>
    </style:style>
    <style:style style:name="T31" style:family="text">
      <style:text-properties fo:font-style="normal" officeooo:rsid="027fcb82" style:font-style-asian="normal" style:font-style-complex="normal"/>
    </style:style>
    <style:style style:name="T32" style:family="text">
      <style:text-properties fo:font-style="normal" officeooo:rsid="0280af10" style:font-style-asian="normal" style:font-style-complex="normal"/>
    </style:style>
    <style:style style:name="T33" style:family="text">
      <style:text-properties fo:font-style="normal" officeooo:rsid="0281374b" style:font-style-asian="normal" style:font-style-complex="normal"/>
    </style:style>
    <style:style style:name="T34" style:family="text">
      <style:text-properties fo:font-style="normal" officeooo:rsid="02832685" style:font-style-asian="normal" style:font-style-complex="normal"/>
    </style:style>
    <style:style style:name="T35" style:family="text">
      <style:text-properties fo:font-style="normal" officeooo:rsid="02844d09" style:font-style-asian="normal" style:font-style-complex="normal"/>
    </style:style>
    <style:style style:name="T36" style:family="text">
      <style:text-properties fo:font-style="normal" officeooo:rsid="02859da2" style:font-style-asian="normal" style:font-style-complex="normal"/>
    </style:style>
    <style:style style:name="T37" style:family="text">
      <style:text-properties fo:font-style="normal" officeooo:rsid="028715b2" style:font-style-asian="normal" style:font-style-complex="normal"/>
    </style:style>
    <style:style style:name="T38" style:family="text">
      <style:text-properties fo:font-style="normal" officeooo:rsid="028849d3" style:font-style-asian="normal" style:font-style-complex="normal"/>
    </style:style>
    <style:style style:name="T39" style:family="text">
      <style:text-properties fo:font-style="normal" officeooo:rsid="028a0807" style:font-style-asian="normal" style:font-style-complex="normal"/>
    </style:style>
    <style:style style:name="T40" style:family="text">
      <style:text-properties fo:font-style="normal" officeooo:rsid="028b2b8a" style:font-style-asian="normal" style:font-style-complex="normal"/>
    </style:style>
    <style:style style:name="T41" style:family="text">
      <style:text-properties fo:font-style="normal" officeooo:rsid="028cce19" style:font-style-asian="normal" style:font-style-complex="normal"/>
    </style:style>
    <style:style style:name="T42" style:family="text">
      <style:text-properties fo:font-style="normal" officeooo:rsid="028ddd3c" style:font-style-asian="normal" style:font-style-complex="normal"/>
    </style:style>
    <style:style style:name="T43" style:family="text">
      <style:text-properties fo:font-style="normal" officeooo:rsid="028e5813" style:font-style-asian="normal" style:font-style-complex="normal"/>
    </style:style>
    <style:style style:name="T44" style:family="text">
      <style:text-properties fo:font-style="normal" officeooo:rsid="028f1ea5" style:font-style-asian="normal" style:font-style-complex="normal"/>
    </style:style>
    <style:style style:name="T45" style:family="text">
      <style:text-properties fo:font-style="normal" officeooo:rsid="028fde0c" style:font-style-asian="normal" style:font-style-complex="normal"/>
    </style:style>
    <style:style style:name="T46" style:family="text">
      <style:text-properties fo:font-style="normal" officeooo:rsid="02a76f6b" style:font-style-asian="normal" style:font-style-complex="normal"/>
    </style:style>
    <style:style style:name="T47" style:family="text">
      <style:text-properties fo:font-style="normal" officeooo:rsid="02a9b021" style:font-style-asian="normal" style:font-style-complex="normal"/>
    </style:style>
    <style:style style:name="T48" style:family="text">
      <style:text-properties fo:font-style="normal" fo:font-weight="bold" style:font-style-asian="normal" style:font-weight-asian="bold" style:font-style-complex="normal" style:font-weight-complex="bold"/>
    </style:style>
    <style:style style:name="T49" style:family="text">
      <style:text-properties fo:font-style="normal" fo:font-weight="normal" style:font-style-asian="normal" style:font-weight-asian="normal" style:font-style-complex="normal" style:font-weight-complex="normal"/>
    </style:style>
    <style:style style:name="T50" style:family="text">
      <style:text-properties fo:font-style="normal" fo:font-weight="normal" officeooo:rsid="02aa60e4" style:font-style-asian="normal" style:font-weight-asian="normal" style:font-style-complex="normal" style:font-weight-complex="normal"/>
    </style:style>
    <style:style style:name="T51" style:family="text">
      <style:text-properties fo:font-style="normal" fo:font-weight="normal" officeooo:rsid="02abf3d9" style:font-style-asian="normal" style:font-weight-asian="normal" style:font-style-complex="normal" style:font-weight-complex="normal"/>
    </style:style>
    <style:style style:name="T52" style:family="text">
      <style:text-properties fo:font-variant="normal" fo:text-transform="none" fo:color="#000000" style:font-name="Liberation Serif" fo:font-size="12pt" fo:letter-spacing="normal" fo:language="en" fo:country="GB" fo:font-style="normal" fo:font-weight="normal" officeooo:rsid="02bd580e" style:font-size-asian="12pt" style:font-style-asian="normal" style:font-weight-asian="normal" style:font-size-complex="12pt" style:font-style-complex="normal" style:font-weight-complex="normal"/>
    </style:style>
    <style:style style:name="T53" style:family="text">
      <style:text-properties officeooo:rsid="02913ad4"/>
    </style:style>
    <style:style style:name="T54" style:family="text">
      <style:text-properties officeooo:rsid="0295cb74"/>
    </style:style>
    <style:style style:name="T55" style:family="text">
      <style:text-properties officeooo:rsid="0296c534"/>
    </style:style>
    <style:style style:name="T56" style:family="text">
      <style:text-properties officeooo:rsid="0299612c"/>
    </style:style>
    <style:style style:name="T57" style:family="text">
      <style:text-properties officeooo:rsid="029abd17"/>
    </style:style>
    <style:style style:name="T58" style:family="text">
      <style:text-properties officeooo:rsid="029b797d"/>
    </style:style>
    <style:style style:name="T59" style:family="text">
      <style:text-properties officeooo:rsid="029d42a8"/>
    </style:style>
    <style:style style:name="T60" style:family="text">
      <style:text-properties officeooo:rsid="029dc13e"/>
    </style:style>
    <style:style style:name="T61" style:family="text">
      <style:text-properties officeooo:rsid="02a08dcd"/>
    </style:style>
    <style:style style:name="T62" style:family="text">
      <style:text-properties officeooo:rsid="02a16e83"/>
    </style:style>
    <style:style style:name="T63" style:family="text">
      <style:text-properties officeooo:rsid="02a565b0"/>
    </style:style>
    <style:style style:name="T64" style:family="text">
      <style:text-properties officeooo:rsid="02a6acff"/>
    </style:style>
    <style:style style:name="T65" style:family="text">
      <style:text-properties officeooo:rsid="02a6c3ab"/>
    </style:style>
    <style:style style:name="T66" style:family="text">
      <style:text-properties officeooo:rsid="02a76f6b"/>
    </style:style>
    <style:style style:name="T67" style:family="text">
      <style:text-properties officeooo:rsid="02ac49c6"/>
    </style:style>
    <style:style style:name="T68" style:family="text">
      <style:text-properties officeooo:rsid="02acc73a"/>
    </style:style>
    <style:style style:name="T69" style:family="text">
      <style:text-properties officeooo:rsid="02ad4ed4"/>
    </style:style>
    <style:style style:name="T70" style:family="text">
      <style:text-properties officeooo:rsid="02aeb646"/>
    </style:style>
    <style:style style:name="T71" style:family="text">
      <style:text-properties officeooo:rsid="02aff092"/>
    </style:style>
    <style:style style:name="T72" style:family="text">
      <style:text-properties officeooo:rsid="02b11c6a"/>
    </style:style>
    <style:style style:name="T73" style:family="text">
      <style:text-properties officeooo:rsid="02b19799"/>
    </style:style>
    <style:style style:name="T74" style:family="text">
      <style:text-properties officeooo:rsid="02b22731"/>
    </style:style>
    <style:style style:name="T75" style:family="text">
      <style:text-properties officeooo:rsid="02b41abb"/>
    </style:style>
    <style:style style:name="T76" style:family="text">
      <style:text-properties officeooo:rsid="02b4f2c6"/>
    </style:style>
    <style:style style:name="T77" style:family="text">
      <style:text-properties officeooo:rsid="02b6f46b"/>
    </style:style>
    <style:style style:name="T78" style:family="text">
      <style:text-properties officeooo:rsid="02b85ecb"/>
    </style:style>
    <style:style style:name="T79" style:family="text">
      <style:text-properties officeooo:rsid="02bd580e"/>
    </style:style>
    <style:style style:name="T80" style:family="text">
      <style:text-properties officeooo:rsid="02d673a1"/>
    </style:style>
    <style:style style:name="T81" style:family="text">
      <style:text-properties fo:font-weight="bold" style:font-weight-asian="bold"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2" text:outline-level="1">Chapter 16: Detention</text:h>
      <text:h text:style-name="P41" text:outline-level="3"/>
      <text:p text:style-name="P40">Severus Snape was slowly drinking a glass of Fire Whiskey… He needed <text:span text:style-name="T53">one hell of a tonic. Albus Dumbledore was constantly on his back. He had always admired that man, one of the greatest wizards of the age. However, he didn’t like what he discovered. Having lost his prestigious titles and positions had made him bitter… In public, he was still playing this amiable old man, and even a slightly senile old man; in his close circle, however, he was… different.</text:span></text:p>
      <text:p text:style-name="P42">“I am sure it was Vladmir Kemenov!”</text:p>
      <text:p text:style-name="P42">“Come on, Albus, he’s eleven years old! How would he be able to cast a Dark magic spell?”</text:p>
      <text:p text:style-name="P42">Severus looked at <text:span text:style-name="T54">Pomona Sprout with his dark eyes. If the plump Head of Hufflepuff knew the truth, she would be offended. But seeing the good in everything was the badgers’ thing.</text:span></text:p>
      <text:p text:style-name="P42">“<text:span text:style-name="T55">He’s Russian, which explains why the spell wasn’t detected,” Minerva McGonagall commented underhandedly.</text:span></text:p>
      <text:p text:style-name="P43">Severus held back a mocking groan. So that’s what the lions’ spirit was at now. Lily and her stupid husband would be offended to see how their great friend treated their son.</text:p>
      <text:p text:style-name="P43">“I have to protest, Albus; Mr Kemenov is Russian, I give you that, but you concluded to a cutting hex. This Dark magic spell is not illegal. Any one could have used it without alerting the Ministry. And the needed power is enormous, as Pomona said. I think the attack has something to do with the Philosopher’s Stone.”</text:p>
      <text:p text:style-name="P43">Severus looked at his Ravenclaw colleague with a renewed respect. The eagles could be closer to snakes than he thought… Suddenly, he mentally cried foul when he saw the furious old <text:span text:style-name="T56">headmaster fixate his eyes on the small goblin’s, then his own. He immediately felt the pressure on his mind, and blessed his talent for Occlumency and the goblins’ innate resistance before flinging Albus out of his mind.</text:span></text:p>
      <text:p text:style-name="P53">Needless to say, the Potions professor had lost all remaining regard he had for the Hogwarts headmaster after his attempt at breaking through his mind. He had not shown anything however, and had promised to keep Vladmir Kemenov and his Slytherins under surveillance. As if no other student could use Dark magic! <text:span text:style-name="T57">Absurd! Even Dumbledore, little perfect Gryffindor as he was, used Dark Arts during his liaison with Grindelwald…</text:span></text:p>
      <text:p text:style-name="P54">Thus, the longer the more the year passed, the more Severus was in doubt. Numerous things happened right under his nose. He could <text:span text:style-name="T58">feel it. He could see it. But he could not understand it. It intrigued him and frustrated him thoroughly. He tried to collect all data he had.</text:span></text:p>
      <text:p text:style-name="P55">The core of it all was undeniably <text:span text:style-name="T59">Vladmir Kemenov. Like his father, he was at the centre of the attention… The Potions professor held back a weary sigh. He knew he was unjust to the kid. He had rapidly understood that the Russian was not James Potter, but his grudge did not go away easily. He could not forget years of bullying and mean pranks in a few months.</text:span></text:p>
      <text:p text:style-name="P56">The Potter son probably belonged to a Dark family. The way the Russian had cast that Dark spell instinctively showed that he had been immersed in this kind of magic since birth. The Kemenovs <text:soft-page-break/>thus were a Dark family… James Potter <text:span text:style-name="T60">should be turning in his grave, the Potions professor sneered. It was, however, the most coherent part of the Kemenov mystery. Russia, and more generally the ex-USSR, was an archaic country, high place of Dark magic, where the most powerful clans reigned, using as much politics as blunt force. Clan wars were a prime example of this fact.</text:span></text:p>
      <text:p text:style-name="P57">Severus put up his glass to his lips, and noticed his hands were still trembling after the fear he felt. The meeting with the Kemenov family had been rough and particularly displeasing… To meet James Potter’s feminine and scarier lookalike, and a furious vampire was not a walk in the park.</text:p>
      <text:p text:style-name="P44">“Severus, I needn’t introduce you Mr Kemenov’s guardians. Lady Kemenov, Knyaz Pokhastovine, let me introduce you Severus Snape. He will be the most able to help Vladmir…”</text:p>
      <text:p text:style-name="P44">A <text:span text:style-name="T61">muffled growl immediately passed through the lips of the vampire as he showed his fangs in a more animal than… civilised way. Professor Snape had thought about the word ‘human’ for a fraction of a second… but vampires were not.</text:span></text:p>
      <text:p text:style-name="P44">“<text:span text:style-name="T61">Snape’s hatred for the Potters is legendary,” Katya calmly said without even holding her friend back, who was slowly but surely approaching the wizard. “And this man had showed a tenacious rancour against my nephew since the beginning of the year. How will he be any help?”</text:span></text:p>
      <text:p text:style-name="P45">Severus frowned. The Russian lady completely ignored him. Her behaviour would be the same with or without him in the room. Making the most of the lack of attention–if you did not count the threatening vampire he tried very hard not to look at–he <text:span text:style-name="T62">scrutinised Katya Kemenov, which had not done the day of their meeting in the Great Hall. She was undeniably a Potter… looking nearly exactly like James, but thinner and more feminine. Her face was slightly different: bonier, with typically Slavic high cheeks. She seemed more tired and tense than the first time… Before he remembered the clan war. And one more data point to add to the mysterious Kemenovs’ file. Vladmir was marked by a Muggle-style murder, and the death of a family member. His aunt seemed not to feel anything particular. Either she was a spectacular Occlumens, or she had already known death.</text:span></text:p>
      <text:p text:style-name="P46">“Severus has calmed down since the start of the year… He remains one of the best Legilimens of the age, excluding Dumbledore and You-Know-Who…”</text:p>
      <text:p text:style-name="P47">Only his perfect mastery of his body and the arts of the mind allowed the Potions professor to remain calm against the sudden coldness if the office and the wave of hatred exuding from the two Russians at the mere mention if the two wizards. Strangely enough, he noticed that Filius was not disturbed but the sudden dark aura inside his office.</text:p>
      <text:p text:style-name="P47">“This man has been a faithful follower of both, and his allegiance is still controversial…”</text:p>
      <text:p text:style-name="P47">Severus wanted to remind them of his presence, but a black look from his colleague convinced him it was not necessary. Since when could Filius Flitwick look as intimidating, sitting on his ridiculous colourful cushions?</text:p>
      <text:p text:style-name="P58">The meeting had ended with opened threats against him from the two Russians, while the short Head of Ravenclaw watched coldly. It was the first time that the Potions professor had felt uneasy in front of the typically goblin black eyes. Severus pinched the bridge of his nose and wrinkled his lips when a new data point was added. He tried to drink a new mouthful of alcohol when he realised his glass was empty. Filius Flitwick had talked with Vladmir Kemenov in Gobbeldegook in order to <text:soft-page-break/>hide this part of their conversation to him. His colleague had remained unmoved by Katya Kemenov’s dark aura or the threats he had suffered… as if everything was normal.</text:p>
      <text:p text:style-name="P58">Severus Snape realised then that the short goblin knew more than he showed, and that he knew nothing about his past, nor the Goblin culture.</text:p>
      <text:p text:style-name="P58">Sighing, he put down his glass, straightened his robes, and looked at his watch. He was set to meet Vladmir and Filius for the first lesson less than an hour later, to help the Russian rebuild his Occlumency defences. Severus had been extensively clear about one thing: he would not be a therapist. Let Pott… Kemenov see Pomfrey or his Head of house, whatever, but not him. <text:span text:style-name="T63">In an act of incredible goodwill, he would help him close his mind, but that would be all!</text:span></text:p>
      <text:p text:style-name="P59">However, when he arrived inside the mind of the small Ravenclaw, Severus thought that some advice could be rewarding. As usual, he had not been bothered to be too polite, and had barked at him to sit as soon as he had entered in the office of the Head of Ravenclaw. The young student had obeyed. He seemed better, the last of his bandages had vanished, and the Russian had recovered his haughty and inscrutable face that irritated the potions Professor so much.</text:p>
      <text:p text:style-name="P59">Unsurprisingly, Severus penetrated <text:span text:style-name="T64">Vladmir’s mind easily. He had not expected any mental defence. After all, if he was as good of an Occlumens the Filius had assured him, the kid would not have gave in so easily.</text:span></text:p>
      <text:p text:style-name="P60">Except, in lieu of the usual jumble of ideas inside most wizards’ mind, Severus had landed inside a library. Perfectly organised, huge, and in which he guessed there were a lot of traps. A craftsmanship only a master could have made. Craftsmanship that, for now, made him nauseous. Severus, who was a spy with a dark background, a spy who had seen and conducted many massacres and horrors, understood the Ravenclaw’s angst.</text:p>
      <text:p text:style-name="P60">This masterpiece of the magic of the spirit, because he could recognise a piece of art when he saw one, was stained with blood. The books, the floor, the wood of the shelves… everything was covered in probably fresh blood. Severus approached and <text:span text:style-name="T65">brushed on a leather cover; his hand was red. Indeed, it was still fresh…. On the other hand, the memory of the fight was recent, and it was normal for the blood to still be fluid.</text:span></text:p>
      <text:p text:style-name="P60">“<text:span text:style-name="T65">Mr Kemenov?” the Potions professor called. He guessed that the library barely had an end, and that several secret rooms existed. He would not find Vladmir without his help.</text:span></text:p>
      <text:p text:style-name="P60">“<text:span text:style-name="T65">I’m here, Professor.”</text:span></text:p>
      <text:p text:style-name="P61">Severus turned back and froze for a fraction of a second. He immediately pulled himself together. Between two bookshelves, a small door had opened. Vladmir was standing in the frame, or at least the Vladmir from that fateful day. The Slavic outfit was ripped in several places. Blood was running from numerous cuts, probably linked to cutting hexes, but also to dissection spells, judging from the surgical precision of some cuts. One of the Russian’s legs seemed broken in a few places, and the flesh was crushed. But what hypontised the Potions professor was the left arm of his student dangling lifelessly on his side. The one which had been banded for several weeks. The sleeved, ripped, showed skinless and burned flesh. Someone probably <text:span text:style-name="T66">took the time to immobilise the Russian and to torture him for some time…</text:span></text:p>
      <text:p text:style-name="P61">“<text:span text:style-name="T25">Ignis descamatum…</text:span><text:span text:style-name="T46">”Vladmir whispered, making the professor jump.</text:span></text:p>
      <text:p text:style-name="P62">“It’s…”</text:p>
      <text:p text:style-name="P61"><text:soft-page-break/><text:span text:style-name="T46">“A torture curse made by French wizards to punish the Inquisition monks in the 14</text:span><text:span text:style-name="T15">th</text:span><text:span text:style-name="T46"> century.”</text:span></text:p>
      <text:p text:style-name="P62">“I know that,” Severus Snape whispered, nauseated to hear that an eleven-year-old knew this spell. “I was going to say inhumane.”</text:p>
      <text:p text:style-name="P68"><text:span text:style-name="T46">V</text:span><text:span text:style-name="T27">ladmir looked at him with his emerald green eyes, and Severus felt once more this point of pain when he saw the emptiness in the pupils Vladmir had gotten from his mother, where a spark of madness was starting to show. He had to close this door. It was the reason of the boy’s mindset. It was there Vladmir had tried to hide this memory away.</text:span></text:p>
      <text:p text:style-name="P63">“May I?” the Potions professor calmly asked.</text:p>
      <text:p text:style-name="P63">Vladmir hesitated for a few seconds before letting him access the memory. Severus caught flashed of the memory and immediately jumped back outside, where he didn’t feel the emotions of the massacre. It was the only word that came to his mind. A massacre.</text:p>
      <text:p text:style-name="P63">“Do you know what you have to do?” Severus asked, looking sombrely at his student.</text:p>
      <text:p text:style-name="P63">“Close the door.”</text:p>
      <text:p text:style-name="P63">“Do you want to?”</text:p>
      <text:p text:style-name="P63">Vladmir jumped, and Severus knew he at poked at the real problem. Vladmir had been marked by the combat, but there was something he did not wish to forget. Something so important, that despite the trauma of the event, he wanted to keep the memory alive. After all, the Potions professor had to be a therapist for now.</text:p>
      <text:p text:style-name="P63">“From what I can see, you only defended yourself, Mr Kemenov. You don’t have to feel guilty about anything.”</text:p>
      <text:p text:style-name="P63">“I could not keep my promise…” the Russian whispered as he looked inside the room.</text:p>
      <text:p text:style-name="P68"><text:span text:style-name="T27">Severus </text:span><text:span text:style-name="T47">followed his gaze, and saw the corpse of a child, probably four or five. Blood had seeped around her head, colouring her blonde hair a dark red. Judging by the colour of her skin and the abnormal angles of her limbs, the professor knew she was dead.</text:span></text:p>
      <text:p text:style-name="P64">“She died suffering. I vowed to protect her.”</text:p>
      <text:p text:style-name="P64">Judging by the child’s lost eyes, Severus knew there was something else… He entered the room again, knowing Vladmir’s mind was focused on this instant, and that he would see the scene unfold.</text:p>
      <text:p text:style-name="P69"><text:span text:style-name="T27">“</text:span><text:span text:style-name="T48">Vovka</text:span><text:span text:style-name="T49">”, the child whispered… Silent tears ran on her pale lisps as spells flew above her. Eventually, a sinister crack rang, and Severus saw an old man fall, his neck broken by a spell. He turned his head and saw the young Kemenov step out of the shadow, wand up, and wary. His arm was still well and only his leg was a problem.</text:span></text:p>
      <text:p text:style-name="P69"><text:span text:style-name="T49">He ran to the little girl and tried to heal her in vein, using advanced medical spells. He was talking in Russian, probably to reassure her, but he stopped when she spat blood, hardly breathing. Focused on the </text:span><text:span text:style-name="T50">treatment</text:span><text:span text:style-name="T49">, he did not notice the two men arrive behind him… Severus forced his eyes to remain opened as Vladmir received several torture spells while trying to protect the little girl. Only the intervention of a vampire saved Vladmir. The professor saw the moment the Russian realised that the little girl did not breathe any more. Vladmir’s memory yelled in pain before collapsing next to her.</text:span></text:p>
      <text:p text:style-name="P65">Severus quickly got out of the room, and looked at the young Ravenclaw once more.</text:p>
      <text:p text:style-name="P65"><text:soft-page-break/>“It’s not your fault.”</text:p>
      <text:p text:style-name="P65">“She died because I arrived too late to protect her.”</text:p>
      <text:p text:style-name="P65">“I a war, there are always casualties, Vladmir. Some are necessary, some we call collateral damages.”</text:p>
      <text:p text:style-name="P65">“She suffered!” Vladmir yelled.</text:p>
      <text:p text:style-name="P65">Severus prayed that the young Russian would not attack him through is mind, and tried to keep his tone calm and appeasing… Not his speciality… Neither was being a therapist, but he had no choice.</text:p>
      <text:p text:style-name="P65">“She would be dead, whatever you had done. The internal bleeding she was suffering from would have killed her before the end of the fighting.”</text:p>
      <text:p text:style-name="P65">“Don’t…”</text:p>
      <text:p text:style-name="P65">“From what I saw, the fight went on for eight hours, Vladmir. Even if you put her body in a stasis, you could only have managed to maintain her for two or three hours…”</text:p>
      <text:p text:style-name="P65">“She…”</text:p>
      <text:p text:style-name="P65">“Suffered,” Severus agreed, “but she died the moment you were attacked. All the treatment in the world would not have prevented what was going to happen.”</text:p>
      <text:p text:style-name="P70"><text:span text:style-name="T49">Severus saw the child in front of him close his eyes and silent tears dropped on his cheeks, which were stained with blood and things the professor did </text:span><text:span text:style-name="T26">not</text:span><text:span text:style-name="T49"> want to know where they came from.</text:span></text:p>
      <text:p text:style-name="P65">“Who was she?”</text:p>
      <text:p text:style-name="P65">“Natashka Alekandrovna. The smallest child of the family… she was the ray of sunlight of the whole Kemenov clan.”</text:p>
      <text:p text:style-name="P65">Severus mentally noted the distinction between family and clan, which was important. The blood family was the heart, while the clan formed the body, as it was composed of allies and close friends of the core family. The small girl had an importance that went beyond the family. And Vladmir had not told him her family name…”</text:p>
      <text:p text:style-name="P65">“Close this door, Vladmir. For her, for you, and for your clan. Give yourself some time to accept her death… You have to begin your mourning period.”</text:p>
      <text:p text:style-name="P70"><text:span text:style-name="T49">With the help of the Potions professor, Vladmir hesitated and finally closed the door. A dark seal appeared on the wood, definitively sealing the memory and signalling the </text:span><text:span text:style-name="T51">unpleasant feeling of what it contained.</text:span></text:p>
      <text:p text:style-name="P66">When Severus looked around him, he noticed that the library was light and clean again. However, the air remained stiff. Everything was not won, and Vladmir would probably still have problems at night, when his defences where at their lowest.</text:p>
      <text:p text:style-name="P66">“Thank you Professor… you managed to convince him… I have spent three nights maintaining this door as closed as possible to allow him to sleep.”</text:p>
      <text:p text:style-name="P66">Severus Snape opened his eyes wide when he was the old hat respectfully bow to him, before being ejected from the Russian's mind. Did he dream, or was the Hogwarts’ Sorting Hat inside Vladmir Kemenov’s mind?</text:p>
      <text:p text:style-name="P66"><text:soft-page-break/>Vladmir opened his eyes and gave Severus a barely noticeable smile while thanking him blankly. The Potions professor was visibly shaken from the time spent in his head. The Russian also reassured his Head of House, who had spent his time marking papers. Filius Flitwick smiled at his and pointed the exit. No need to ask how it went. One needed only see Vladmir’s more relaxed face to understand that Severus had managed to focus his memories.</text:p>
      <text:p text:style-name="P67">Without waiting for anything more, the young Russian stood up and walked to the door. He had just put his hand on the handle when…</text:p>
      <text:p text:style-name="P67">“Mr Kemenov, see me tomorrow, will you? I think your night will be troubling and you will have to accept this memory. My door is open to you if you have any more problems between now and then… And please don’t use any more Dark spell in the school. I know that the Ministry can’t detect you as you’re Russian, but the headmaster can, and is actively looking for the culprit… You are on his black list, don’t let him avenge himself on your family by expelling you.”</text:p>
      <text:p text:style-name="P67">“He’s especially afraid that it’s linked to Voldemort, isn’t he? After all, he put up one big trap with the Philosopher’s Stone… Even if putting the spell on me would also please him…”</text:p>
      <text:p text:style-name="P67">The Ravenclaw left the office without looking back, leaving behind a shocked Potions professor, and a goblin who smiled from ear to ear, showing his little pointed teeth.</text:p>
      <text:p text:style-name="P48">.<text:span text:style-name="T67">oOo.</text:span></text:p>
      <text:p text:style-name="P71">Thanks to the intervention of the Potions professor, Vladmir quickly regained his abilities, and could finally manage to extract a recently hatched dragon baby. Kevin, who had seen the <text:span text:style-name="T68">young dragon, had announced it was a Norwegian Ridgeback. They had thus contacted Vladmir’s friend, who would come directly to Hagrid’s house.</text:span></text:p>
      <text:p text:style-name="P72">All the little group was waiting, watching a three-metres high giant crying while clutching on the poor dragon that was weakly struggling against the giant’s grip.</text:p>
      <text:p text:style-name="P72">“It’s lucky it can’t breather fire yet,” Draco whispered, uneasy, “otherwise, he’d have been burned already.”</text:p>
      <text:p text:style-name="P72">“Er… Hagrid, I think you are choking Norbert,” Hermione declared, worryingly at the inert reptile, making Kevin laugh. Kevin laughed again when Norbert manage to create a spark, igniting the giant’s beard.</text:p>
      <text:p text:style-name="P72">The dragon made the most out of the ensuing panic to get inside Neville's arm, who sighed and let the beast climb on his head to perch in his hair, using its wings and tail to balance.</text:p>
      <text:p text:style-name="P72">“Well, it’s already got the dragon instinct, it’s trying to get high,” a voice suddenly mused as Vladmir, who was the only one to hear the other coming, opened the door. <text:span text:style-name="T69">Everyone looked at the two men coming in. A tall read-haired man with freckles smiled at them, while the second man, more sombre with his face partially burned stayed back. They were both very fit and fully clothed in dragon leather.</text:span></text:p>
      <text:p text:style-name="P72">“<text:span text:style-name="T69">Let me introduce you to Charlie Weasley and…”</text:span></text:p>
      <text:p text:style-name="P72">“<text:span text:style-name="T69">Ivan Nesklei”, the second one said.</text:span></text:p>
      <text:p text:style-name="P72">“<text:span text:style-name="T69">Hi Charlie, how r ya?” Hagrid exclaimed with a big smile on his face, while Draco sighed.</text:span></text:p>
      <text:p text:style-name="P72">“<text:span text:style-name="T69">Another Weasley,” he mumbled, “just how many are they?”</text:span></text:p>
      <text:p text:style-name="P73"><text:soft-page-break/>He caught the attention–and dark stares–but Charlie preferred to ignore the young Malfoy’s remark and focused on the giant. Their common interest for dangerous creatures made them meet regularly during his years at Hogwarts.</text:p>
      <text:p text:style-name="P73">“I’m fine, Hagrid. How are you?”</text:p>
      <text:p text:style-name="P73">“Happy since I know ya’ll take care of Norbert!”</text:p>
      <text:p text:style-name="P73">The one named Ivan carefully approached Neville, who was still <text:span text:style-name="T70">being used as a perch for the little dragon and slowly held out his hand to the little beast. Well, as little as you can get weighing a dozen kilos.</text:span></text:p>
      <text:p text:style-name="P73">“<text:span text:style-name="T70">You’re a strong kid,” the Romanian judged, delicately catching the dragon, heavily helping Neville who stretched his neck. Under everyone’s gaze, the dragonologist scratched it so well it whined with pleasure and wiggled in his arms, creating an occasion to examine it.</text:span></text:p>
      <text:p text:style-name="P73">“<text:span text:style-name="T70">So?”</text:span></text:p>
      <text:p text:style-name="P73">“<text:span text:style-name="T70">It a she, sir,” Ivan groaned, “healthy and growing. The kids were right to call us.”</text:span></text:p>
      <text:p text:style-name="P73">“<text:span text:style-name="T70">Bring her to the cage, we can’t stay for long.”</text:span></text:p>
      <text:p text:style-name="P73">“<text:span text:style-name="T70">By the wai’, how di’ ya pass thru the barriers?” the giant asked, surprised.</text:span></text:p>
      <text:p text:style-name="P73">“<text:span text:style-name="T70">That’s a secret,” Charlie smiled.</text:span></text:p>
      <text:p text:style-name="P74">He couldn’t tell him the protections of the castle were <text:span text:style-name="T71">full of holes and the protection spells over the Forbidden Forest were completely absent. It was convenient for him now, and he thought it might help Vladmir very much as well. However, he was astounded that Albus Dumbledore did not notice.</text:span></text:p>
      <text:p text:style-name="P75">Hagrid did not insist and heavily sat down, feeling the absence of Norbert already. Letting Hermione and Neville console the Keeper of Grounds, the three Pure-Bloods accompanied Charlie outside.</text:p>
      <text:p text:style-name="P75">“There are no <text:span text:style-name="T72">protections</text:span> over the Forbidden Forest…”</text:p>
      <text:p text:style-name="P75">“I know,” Vladmir declared. “Dumbledore has set up a trap for someone, and <text:span text:style-name="T72">lowered the defences to attract them. For now, it serves us well.”</text:span></text:p>
      <text:p text:style-name="P75">“<text:span text:style-name="T72">He outright left a hole in the defences?” Draco asked, astounded. “But that’s not acceptable for a Headmaster.”</text:span></text:p>
      <text:p text:style-name="P75">“<text:span text:style-name="T72">You’re right, Malfoy.” Charlie nodded. “I have been asking myself several questions about Dumbledore after his trial and, so far, it has not been well for him… I am surprised you did not publicly notice it, by the way.”</text:span></text:p>
      <text:p text:style-name="P75">“<text:span text:style-name="T72">I was not really in top condition when I came back from the holidays, and that’s when I noticed…”</text:span></text:p>
      <text:p text:style-name="P76">Charlie sombrely nodded, knowing about the attack. They were walking to the vegetable patch, when the redhead smiled slightly.</text:p>
      <text:p text:style-name="P76">“You are in my brother’s year. He told me about you in a letter… A boy with a poker up his arse and haughty, but who could be nice when he was not aggressive.”</text:p>
      <text:p text:style-name="P76">“I don’t think it’s fun to insult girls from my house because they are smart, contrary to him…” Vladmir retorted. “Which is what I made him understand the nicest way I could.”</text:p>
      <text:p text:style-name="P76"><text:soft-page-break/>Charlie frowned and asked for more information about his brother’s behaviour.</text:p>
      <text:p text:style-name="P76">“Ronald is not a bad lad, he’s just…”</text:p>
      <text:p text:style-name="P76">“Immature, thoughtless, and narrow-minded, a pure Gryffindor,” Malfoy sneered.</text:p>
      <text:p text:style-name="P76">“It’s most of all sad he doesn’t use his intelligence much,” Vladmir added.</text:p>
      <text:p text:style-name="P76">“<text:span text:style-name="T73">But he’s loyal,” Neville concluded.</text:span></text:p>
      <text:p text:style-name="P77">Charlie Weasley shook his head with bitterness, but could not hide his amused smile seeing three first-years know his little brother so well.</text:p>
      <text:p text:style-name="P77">“Take car of yourself, Vlad,” the redhead added seriously as they met back with Ivan. Between two brooms, a cage was solidly attached with steel cables. Through the bars, Norbert seemed to be asleep, curled in a ball.</text:p>
      <text:p text:style-name="P77">“I’m better,” Vladmir whispered, observing the dragon. “I have not finished mourning, but…”</text:p>
      <text:p text:style-name="P77">“Muggles say there are several steps. Denial, Anger, Bargaining, Depression, and Acceptance. There is only the last step left, Vlad… You have to accept Natashka’s death and live with it. But you are strong. You will manage…”</text:p>
      <text:p text:style-name="P77">Vladmir nodded and felt the dragonologist’s strong hand on his shoulder.</text:p>
      <text:p text:style-name="P77">“In any case, I hope you will be in the great summer race.”</text:p>
      <text:p text:style-name="P77">“Of course,” Vlad smiled. “My goal is to best the Romanian Champion, remember!”</text:p>
      <text:p text:style-name="P77">Said Champion laughed slightly, and the three first years watched the two dragonologists disappear in the starry sky, before getting back to their friends. <text:span text:style-name="T74">The curfew has long since passed, and they would have to get back quickly and discreetly…</text:span></text:p>
      <text:p text:style-name="P78">They slipped silently in the corridors, when a light suddenly appeared in front of them, showing the dry face of the Transfiguration professor, accompanied by a dark figure that was revealed to be the sinister Potions professor.</text:p>
      <text:p text:style-name="P77">“<text:span text:style-name="T74">Oops,” Kevin ironically whispered. “I think we’re in dire straits.”</text:span></text:p>
      <text:p text:style-name="P77">“<text:span text:style-name="T74">Mr Kemenov… Why am I not surprised?”</text:span></text:p>
      <text:p text:style-name="P78">They exchanged a bitter look at each other and they were <text:span text:style-name="T75">lectured by a slightly not neutral Transfiguration professor. After all, she was extremely displeased that Hermione and Nevill were influenced by a good for nothing as Vladmir. Kevin’s behaviour did not surprise her either, because he was the Russian’s shadow; as for Draco, she did not comment much, letting Professor Snape the honour, merely implying he should change his company.</text:span></text:p>
      <text:p text:style-name="P79">If Vladmir stayed indifferent to the tsunami of hatred and degrading hints she told his comrades, rage sparked in the eyes of his friends. Even Professor Snape seemed surprised to see his colleague’s behaviour, even if he did not intervene. He admired the small group’s behaviour however. Vladmir and Draco with their stoic faces, the young Longbottom blushing in shame, looking down as he was lecture, as well as Hermione, model of the student that was not so perfect any more… The young Entwhistle intrigued the professor more than the others. How could this boy learn to master his emotions so fast? Apart from the spark of challenge and anger in his eyes, everything seemed to convey that he was ashamed of his actions…</text:p>
      <text:p text:style-name="P79"><text:soft-page-break/>The five students got a grouped detention before getting escorted back to their dormitories, without forgetting the missing house points. It would make most students angry, but they did not care. They had helped a friend, and that was what mattered.</text:p>
      <text:p text:style-name="P48">.<text:span text:style-name="T76">oOo.</text:span></text:p>
      <text:p text:style-name="P80">The rest of the week was calm, despite numerous remarks coming in response to so many missing points. The houses cried scandal, especially since, for the first time in a century, Hufflepuff led the House Cup! It did not last long. Gryffindor partially came back thanks to Hermione, and Ravenclaw being Ravenclaw, the gap was closed quickly. As Slytherin was the only one <text:span text:style-name="T77">t</text:span>o have lost only 50 points, they were not far behind.</text:p>
      <text:p text:style-name="P81">They were anxious about their Slytherin friend, however. To their great relief, they learned that Draco had lied with his godfather and Head of house’s permission. Officially, he had told on the little group, losing points for being outside his dormitories even if there was a valid reason. Some cutting comments were thrown at him, but most Slytherins discreetly thanks the Malfoy for having told on the lions.</text:p>
      <text:p text:style-name="P81">The evening of their common detention came fast, and they met down the stairs, in the Entry Hall. Draco was talking with his Slytherin friends, while Ronald Weasley had come with Neville and Hermione to give them moral support as he had told seemingly everyone in the Great Hall. Vladmir and Kevin were finishing their reading of a Potions treaty for the next day’s lesson, whispering with their Ravenclaw year.</text:p>
      <text:p text:style-name="P81">“There are that many students in detention?” a voice <text:span text:style-name="T78">snapped.</text:span></text:p>
      <text:p text:style-name="P82">Everyone turned to Filch, who was looking darkly at them, accompanied by his cat. He was holding a lantern and was wearing a thick patched coat. Every single student that was free to go fled and wished the others luck.</text:p>
      <text:p text:style-name="P82">“Follow me,” the caretaker said, leading them outside. “Working a bit will do you good. You have no idea how much I regret the former punishments… Frankly, little snots, that would teach you how to respect the rules. You’d be attached in the dungeons with a few whiplashes, on bread and water for to or three days. You’d be quashed, I tell you! I still have the chains in my office, they are in perfect shape, and only await the headmaster’s permission.”</text:p>
      <text:p text:style-name="P82">The five students looked at each other, upset, while listening to the caretaker spewing.</text:p>
      <text:p text:style-name="P82">“And where are we going?” Hermione asked softly.</text:p>
      <text:p text:style-name="P83">“<text:span text:style-name="T79">In the Forbidden Forest. Methinks you’ll not be whole afterwards, but a toe or two missing never killed anyone”, the caretaker jeered.</text:span></text:p>
      <text:p text:style-name="P83">“<text:span text:style-name="T79">Fin’lly here Flich!” a truculent voice exclaimed. “A’ve been waitin’ for ya for a while, and am eager te start!”</text:span></text:p>
      <text:p text:style-name="P84">Hagrid came out of the shadows, his dog by his <text:span text:style-name="T80">side, and</text:span> he looked at the small group with a <text:span text:style-name="T80">bit</text:span> of guilt on his face; he was the reason they were there: for helping him. He felt especially guilty because they did not say a word about Norbert.</text:p>
      <text:p text:style-name="P85">“Ya a’right kids?”</text:p>
      <text:p text:style-name="P50">“Don't be nice with them, Hagrid. They are punished!” </text:p>
      <text:p text:style-name="P50"><text:soft-page-break/>“And ticking ‘em off is not one of yer dutys,” the giant groaned. “Now, I take care of ‘em, and don’t come back ‘till dawn!”</text:p>
      <text:p text:style-name="P50">The caretaker, with a dark look on his face, muttered some words and insults, before running back to the castle when Fang growled on him and his cat. </text:p>
      <text:p text:style-name="P50">“I nev’r liked this man”, the giant said with a wink to the small group, who smiled to him. “Well, I’d ratha hav’ ‘em give ya sumthin’ else as detenton, bu’ that’s how they do it here.” </text:p>
      <text:p text:style-name="P50">“A detention should be community service,” Hermione cited from memory. </text:p>
      <text:p text:style-name="P50">“Exa’tly”, Hargrid said with a smile, “but toni’t won’t be very nice. Unicorns were kill’d, and we’ll find traces ‘n tracks from last clues. Somthin’ attacks ‘em… Somethin’ who shudn’t be here… Vladmir, Neville, Draco, as heirs of nobl’ fam’lies, I guess ya know defensive spells? Perfect. Vladmir, Draco, Hermione, ya’ll go tog’ther. Neville, Kevin, come with me. Questions?” </text:p>
      <text:p text:style-name="P50">“What do we do if we meet something dangerous?” Hermione asked. </text:p>
      <text:p text:style-name="P50">“Beasts are in the forest, but ya’ll be with Fang. He’s a chicken, but he’ e’sselent as frontlin’. He stops termblin’, there danger; turn back and shoot red sparks with yer wand…” </text:p>
      <text:p text:style-name="P50">Hagrid gave them a lantern as well as a small rossbow he got out of his <text:span text:style-name="T80">rucksack</text:span>, along with a crude map of the forest showing main paths and landmarks. </text:p>
      <text:p text:style-name="P50">“Now, follow me, I’ll get ya to the las’ fresh tra’k.” They obeyed, suddenly less confident, and waled along the edge of the forest. A cold wind was blowing and made the top of the trees move, making the atmosphere gloomy. They looked at the forest for a few seconds, then followed Hagrid on a small path. </text:p>
      <text:p text:style-name="P50">The giant stopped and pointed his lantern on a silvery puddle. Blood was spread in two directions, still fresh. </text:p>
      <text:p text:style-name="P50">“This, is unicorn blo’d. Has mirac’lous properties, thus it’s in high demand One team follows one path, the other one the other. One of us should find the wound’ unicorn, event’ally. Seein’ it’s lost this much blo’d, it can’t be far. If ya find it, send gre’n sparks, we’ll do the same. Y’all understand?” </text:p>
      <text:p text:style-name="P50">The five students slowly nodded and went their way. Vladmir, Draco and Hermione looked at each other and squeezed through the trees, following the track of unicorn blood. They treaded silently, staggering between black truncks and tortuous roots. Hermione, most attentive to her environment, had got the map, and notcied they were getting further into the forest, while Draco held the lantern, first on the track. Vladmir firmly held his wand, warily observing the shadows. He knew anything could spring out and he was listening to the slightest night sounds. </text:p>
      <text:p text:style-name="P50">“Could werewolves hurt a unicorn?” Hermione asked in a whisper. </text:p>
      <text:p text:style-name="P50">“No, their blood is toxic to werewolves. Despite, the moon is not full”, Draco answered. </text:p>
      <text:p text:style-name="P50">They reached a brrok where the hoof track were getting mixed up. The forest was denser there, wilder. The location was also more oppresing. A large blood pool caught their attention. </text:p>
      <text:p text:style-name="P50">“It stumbled and…” </text:p>
      <text:p text:style-name="P50">Draco fell silent and Vladmir waved to them. He immediately switched the lantern off, and grabbed Hermione closer as they slipped behind a felled tree trunck. The silence of the forest invaded their <text:soft-page-break/>senses. The natural noises were missing: there were no insects chirping, or owls screeching, only their calm breath… Hermione opend her mouth, but Vladmir quickly silenced her, and they suddenly heard a strange noise… Something was crawling… Something light and that seemed to be following the same track as them. Something that reminded them of a cape on dead leaves. </text:p>
      <text:p text:style-name="P50">Hermione, anxious, grabbed Draco’s arm and strongly squeered it, getting a pained grimaced out of the Pure-blood, who did not protest however. They looked at each other, and waited for the silence to come back. The sounds of the forest finally came back, and they slowly breathed in, getting out of their hiding spot. </text:p>
      <text:p text:style-name="P50">“Hagrid’s right, something is roaming in the forest,” Draco whispered. “And I hope it’s not what I’m thinking about.” </text:p>
      <text:p text:style-name="P50">“What are you thinking about?” Hermione asked, pale and trembling. # </text:p>
      <text:p text:style-name="P50">“He-who-must-not-be-named”, Vladmir whispered. </text:p>
      <text:p text:style-name="P50">“V… hmmm!” </text:p>
      <text:p text:style-name="P50">Draco had just gagged her once again. </text:p>
      <text:p text:style-name="P50">“There’s a reason nobody calls him by his name, Mione. He put down a Taboo during the last war. And I’m not sure it has been deactivated.” </text:p>
      <text:p text:style-name="P50">“But Vlad…” </text:p>
      <text:p text:style-name="P50">“Only when I’m sure he’s not near me or I’m safe,” the Ravenclaw whispered. “Which is not the case now.” </text:p>
      <text:p text:style-name="P50">They looked at each other sombrely and Hermione shivered. She got closer to Draco and stayed near him as they got back to following the track Through the leaves of an old oak, they suddenly saw a pale light… A clear figure stood out of the thick bed of leaves in the middle of a clearing. </text:p>
      <text:p text:style-name="P50">“The unicorn,” Vladmir whispered softly, sending green sparks. </text:p>
      <text:p text:style-name="P50">Hermione hesistated and carfully approcahed, leaving the woods proper, and walking to the figure prostrate on the ground. She kneeled down and brushed the soft neck. The unicorn neighed weekly and looked at the human who was touching it. A tender and soft human. </text:p>
      <text:p text:style-name="P50">“She’s still alive,” Hermione whispered, strocking the splendid unicorn’s short hairs, sad to see such a beautiful creature as weak as it was. A tear rolled down her cheek and fell on the unicorn’s, which put down its head on the witch’s lap, touching her arm with its horn and slowly closing its eyes. </text:p>
      <text:p text:style-name="P50">“No…” Hermione cried, “do someth…” </text:p>
      <text:p text:style-name="P50">She froze when she saw the flash of panic in Draco’s gaze and Vladmir’s inscrutable face. She turned her head and screamed when she saw a figure just a few metres away from her. An inhumane but caped figure. A figure that was rushing to her. </text:p>
      <text:p text:style-name="P50">“Get back Hermione!” Draco cried out and casted a protextion spell on the girl, while Vladmir stood up in front of her. </text:p>
      <text:p text:style-name="P50">He screamed when the figure seemed to pass through him. His head was burning, he was feeling like he was stabbed in his scar. The pain was so overwhelming he fell to his knees. </text:p>
      <text:p text:style-name="P51"><text:soft-page-break/>“<text:span text:style-name="T81">Repel</text:span>!” he yelled, using Slavic magic rather than Latin magic, using the reflexes he learned with his vampire tutors. </text:p>
      <text:p text:style-name="P50">A spinechilling whine rang out and a sound of galloping hooves followed it. Raising his head, he saw a centaur threatening the figure and yells could be heard from behind. He felt Hagrid arriving when the centaur made the thing flee. </text:p>
      <text:p text:style-name="P50">“Vlad! Are you okay?” Kevin asked, rushing to his friend. </text:p>
      <text:p text:style-name="P50">“Yeah,” the Russian groaned standing up. </text:p>
      <text:p text:style-name="P50">“Was it him?” Neville discreetly whispered, supporting Vladmir. </text:p>
      <text:p text:style-name="P50">Yes,” he repeated in a low voice before looking at Hagrid and the centaur… or rather centaurs. Hermione had not moved, mechanically caressing the unicorn’s head, while she was trembling, the three magical creatures looking intensely at her. </text:p>
      <text:p text:style-name="P50">“She was blessed by the unicorn,” one of the centaurs declared. </text:p>
      <text:p text:style-name="P50">“Venus is brighter than Mars”, the second centaur said, looking at the sky. </text:p>
      <text:p text:style-name="P50">“The stars are remarkable tonight indeed,” the third agreed. “The constelations are really bright.” </text:p>
      <text:p text:style-name="P50">“Deep changes are coming… You were right to intervene, Firenze.” </text:p>
      <text:p text:style-name="P50">Vladmir saw the three centaurs turn to him and approch the small group. He slowly bowed his head, showing respect. </text:p>
      <text:p text:style-name="P50">“May the stars shine on your lives,” he greeted them. </text:p>
      <text:p text:style-name="P50">“May the skies be favourable to you, Potter son,” the centaur named Firenze responded,” you will need it. Do you know what this abomination was?” </text:p>
      <text:p text:style-name="P50">Vladmir looked at Hagrid, who was desperately trying to comfort the crying Hermione, and slowly nodded. </text:p>
      <text:p text:style-name="P50">“It’s a fragment of an immortal soul. You know him as Voldemort.” </text:p>
      <text:p text:style-name="P49"><text:span text:style-name="Emphasis"><text:span text:style-name="T52"/></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Vlad_20_Kemenov" style:display-name="Vlad Kemenov" style:family="paragraph" style:parent-style-name="Text_20_body" style:master-page-name="">
      <loext:graphic-properties draw:fill="none" draw:fill-color="#729fcf"/>
      <style:paragraph-properties style:page-number="auto" fo:background-color="transparent" style:writing-mode="page">
        <style:tab-stops/>
      </style:paragraph-properties>
      <style:text-properties style:font-name="Liberation Serif" fo:font-family="'Liberation Serif'" style:font-family-generic="roman" style:font-pitch="variable" fo:font-weight="normal" style:font-weight-asian="normal" style:font-weight-complex="normal"/>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itre_20_Chapitre" style:display-name="Titre Chapitre" style:family="paragraph" style:parent-style-name="Heading_20_1" style:next-style-name="Lieux" style:default-outline-level="1" style:list-style-name="">
      <style:paragraph-properties style:writing-mode="page"/>
      <style:text-properties style:font-size-asian="10.5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Lieux" style:family="paragraph" style:parent-style-name="Heading_20_3" style:next-style-name="Anglais" style:default-outline-level="3" style:list-style-name="">
      <style:paragraph-properties style:writing-mode="page"/>
    </style:style>
    <style:style style:name="Anglais" style:family="paragraph" style:parent-style-name="Vlad_20_Kemenov" style:master-page-name="">
      <loext:graphic-properties draw:fill="none" draw:fill-color="#729fcf"/>
      <style:paragraph-properties fo:margin-top="0cm" fo:margin-bottom="0.247cm" loext:contextual-spacing="false" fo:line-height="120%" fo:text-align="start" style:justify-single-word="false" style:page-number="auto" fo:background-color="transparent" style:shadow="none" style:writing-mode="page">
        <style:tab-stops/>
      </style:paragraph-properties>
      <style:text-properties style:font-name="Liberation Serif" fo:font-family="'Liberation Serif'" style:font-family-generic="roman" style:font-pitch="variable" fo:font-style="normal" fo:font-weight="normal" officeooo:rsid="024b77a2" style:font-size-asian="10.5pt" style:font-style-asian="normal" style:font-weight-asian="normal" style:font-style-complex="normal" style:font-weight-complex="normal"/>
    </style:style>
    <style:style style:name="Séparation_20_temporelle" style:display-name="Séparation temporelle" style:family="paragraph" style:parent-style-name="Vlad_20_Kemenov" style:next-style-name="Vlad_20_Kemenov" style:master-page-name="">
      <loext:graphic-properties draw:fill="solid" draw:fill-color="#dddddd" draw:opacity="100%"/>
      <style:paragraph-properties fo:text-align="center" style:justify-single-word="false" style:page-number="auto" fo:background-color="#dddddd" style:shadow="none" style:writing-mode="page">
        <style:tab-stops/>
      </style:paragraph-properties>
      <style:text-properties officeooo:rsid="008b6541" style:font-size-asian="10.5pt"/>
    </style:style>
    <style:style style:name="Passé" style:family="paragraph" style:parent-style-name="Vlad_20_Kemenov" style:master-page-name="">
      <loext:graphic-properties draw:fill-image-width="0cm" draw:fill-image-height="0cm"/>
      <style:paragraph-properties style:page-number="auto" style:shadow="none" style:writing-mode="page">
        <style:tab-stops/>
      </style:paragraph-properties>
      <style:text-properties fo:font-style="italic" style:font-size-asian="10.5pt" style:font-style-asian="italic"/>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7-23T21:02:28.928269739</meta:creation-date>
    <meta:generator>LibreOffice/6.4.4.2$Linux_X86_64 LibreOffice_project/40$Build-2</meta:generator>
    <dc:date>2020-07-23T21:18:43.924098821</dc:date>
    <meta:editing-duration>PT3M38S</meta:editing-duration>
    <meta:editing-cycles>3</meta:editing-cycles>
    <meta:document-statistic meta:table-count="0" meta:image-count="0" meta:object-count="0" meta:page-count="12" meta:paragraph-count="188" meta:word-count="5943" meta:character-count="34251" meta:non-whitespace-character-count="28451"/>
  </office:meta>
</office:document-meta>
</file>